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7º SIMULADO OAB 2013.1 REALIZADO EM </text:span></text:p>
      <text:p text:style-name="P1"><text:span text:style-name="T1">14 DE JUNHO DE 2013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text:bookmark text:name="_GoBack"/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7º</text:span><text:span text:style-name="MT3"> Simulado OAB – junho/2013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03</meta:editing-cycles>
    <meta:print-date>2012-08-06T15:51:00</meta:print-date>
    <meta:creation-date>2012-05-02T18:59:00</meta:creation-date>
    <dc:date>2013-06-07T13:38:00</dc:date>
    <meta:editing-duration>PT18H56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0" meta:non-whitespace-character-count="586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